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00000005A39541421.jpg" manifest:media-type="image/jpeg"/>
  <manifest:file-entry manifest:full-path="Pictures/1000000000000639000007E4CF7167EC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1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 loext:decorative="false"/>
    </style:style>
    <style:style style:name="gr4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8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4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1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6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8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7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68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ffffff" loext:decorative="false"/>
    </style:style>
    <style:style style:name="gr16" style:family="graphic" style:parent-style-name="standard">
      <style:graphic-properties draw:stroke="solid" svg:stroke-width="0cm" svg:stroke-color="#b3b3b3" draw:stroke-linejoin="round" svg:stroke-linecap="butt" draw:fill="none" loext:decorative="false"/>
    </style:style>
    <style:style style:name="gr17" style:family="graphic" style:parent-style-name="standard">
      <style:graphic-properties draw:stroke="solid" svg:stroke-width="0.079cm" svg:stroke-color="#004586" draw:stroke-linejoin="round" svg:stroke-linecap="butt" draw:fill="none" fo:padding-top="0.039cm" fo:padding-bottom="0.039cm" fo:padding-left="0.039cm" fo:padding-right="0.039cm" loext:decorative="false"/>
    </style:style>
    <style:style style:name="gr18" style:family="graphic" style:parent-style-name="standard">
      <style:graphic-properties draw:stroke="solid" svg:stroke-width="0cm" svg:stroke-color="#004586" draw:stroke-linejoin="round" svg:stroke-linecap="butt" draw:fill="solid" draw:fill-color="#004586" loext:decorative="fals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8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7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701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36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61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4586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loext:opacity="100%" style:font-name="Liberation Sans1" fo:font-size="10pt" fo:font-weight="normal" style:font-name-asian="Liberation Sans1" style:font-size-asian="10pt" style:font-weight-asian="normal" style:font-name-complex="Liberation Sans1" style:font-size-complex="10pt" style:font-weight-complex="normal"/>
    </style:style>
    <style:style style:name="T2" style:family="text">
      <style:text-properties fo:color="#000000" loext:opacity="100%" style:font-name="Liberation Sans1" fo:font-size="13pt" fo:font-weight="normal" style:font-name-asian="Liberation Sans1" style:font-size-asian="13pt" style:font-weight-asian="normal" style:font-name-complex="Liberation Sans1" style:font-size-complex="13pt" style:font-weight-complex="normal"/>
    </style:style>
    <style:style style:name="T3" style:family="text">
      <style:text-properties fo:color="#000000" loext:opacity="100%" style:font-name="Liberation Sans1" fo:font-size="9pt" fo:font-weight="normal" style:font-name-asian="Liberation Sans1" style:font-size-asian="9pt" style:font-weight-asian="normal" style:font-name-complex="Liberation San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8.689cm" svg:height="23.961cm" svg:x="1.9cm" svg:y="1.664cm">
          <draw:image xlink:href="Pictures/1000000000000639000007E4CF7167EC.jpg" xlink:type="simple" xlink:show="embed" xlink:actuate="onLoad" draw:mime-type="image/jpeg">
            <text:p/>
          </draw:image>
        </draw:frame>
        <draw:frame draw:style-name="gr1" draw:text-style-name="P1" draw:layer="layout" svg:width="2.512cm" svg:height="0.952cm" svg:x="17.606cm" svg:y="26.57cm">
          <draw:image xlink:href="Pictures/10000000000000F00000005A39541421.jpg" xlink:type="simple" xlink:show="embed" xlink:actuate="onLoad" draw:mime-type="image/jpeg">
            <text:p/>
          </draw:image>
        </draw:frame>
      </draw:page>
      <draw:page draw:name="page2" draw:style-name="dp1" draw:master-page-name="master-page3">
        <draw:frame draw:style-name="gr2" draw:text-style-name="P3" draw:layer="layout" svg:width="1.111cm" svg:height="0.395cm" svg:x="10.236cm" svg:y="2.053cm">
          <draw:text-box>
            <text:p text:style-name="P2"><text:span text:style-name="T1">Sheet1</text:span></text:p>
          </draw:text-box>
        </draw:frame>
        <draw:line draw:style-name="gr3" draw:text-style-name="P1" draw:layer="layout" svg:x1="1.973cm" svg:y1="2.747cm" svg:x2="11.052cm" svg:y2="2.747cm">
          <text:p/>
        </draw:line>
        <draw:line draw:style-name="gr3" draw:text-style-name="P1" draw:layer="layout" svg:x1="1.999cm" svg:y1="2.721cm" svg:x2="1.999cm" svg:y2="9.929cm">
          <text:p/>
        </draw:line>
        <draw:line draw:style-name="gr4" draw:text-style-name="P1" draw:layer="layout" svg:x1="4.256cm" svg:y1="2.721cm" svg:x2="4.256cm" svg:y2="9.929cm">
          <text:p/>
        </draw:line>
        <draw:line draw:style-name="gr4" draw:text-style-name="P1" draw:layer="layout" svg:x1="6.512cm" svg:y1="2.721cm" svg:x2="6.512cm" svg:y2="9.929cm">
          <text:p/>
        </draw:line>
        <draw:line draw:style-name="gr4" draw:text-style-name="P1" draw:layer="layout" svg:x1="8.769cm" svg:y1="2.721cm" svg:x2="8.769cm" svg:y2="9.929cm">
          <text:p/>
        </draw:line>
        <draw:line draw:style-name="gr3" draw:text-style-name="P1" draw:layer="layout" svg:x1="11.026cm" svg:y1="2.721cm" svg:x2="11.026cm" svg:y2="9.929cm">
          <text:p/>
        </draw:line>
        <draw:line draw:style-name="gr4" draw:text-style-name="P1" draw:layer="layout" svg:x1="1.973cm" svg:y1="3.588cm" svg:x2="11.052cm" svg:y2="3.588cm">
          <text:p/>
        </draw:line>
        <draw:line draw:style-name="gr4" draw:text-style-name="P1" draw:layer="layout" svg:x1="1.973cm" svg:y1="4.04cm" svg:x2="11.052cm" svg:y2="4.04cm">
          <text:p/>
        </draw:line>
        <draw:line draw:style-name="gr4" draw:text-style-name="P1" draw:layer="layout" svg:x1="1.973cm" svg:y1="4.491cm" svg:x2="11.052cm" svg:y2="4.491cm">
          <text:p/>
        </draw:line>
        <draw:line draw:style-name="gr4" draw:text-style-name="P1" draw:layer="layout" svg:x1="1.973cm" svg:y1="4.941cm" svg:x2="11.052cm" svg:y2="4.941cm">
          <text:p/>
        </draw:line>
        <draw:line draw:style-name="gr4" draw:text-style-name="P1" draw:layer="layout" svg:x1="1.973cm" svg:y1="5.392cm" svg:x2="11.052cm" svg:y2="5.392cm">
          <text:p/>
        </draw:line>
        <draw:line draw:style-name="gr4" draw:text-style-name="P1" draw:layer="layout" svg:x1="1.973cm" svg:y1="5.844cm" svg:x2="11.052cm" svg:y2="5.844cm">
          <text:p/>
        </draw:line>
        <draw:line draw:style-name="gr4" draw:text-style-name="P1" draw:layer="layout" svg:x1="1.973cm" svg:y1="6.295cm" svg:x2="11.052cm" svg:y2="6.295cm">
          <text:p/>
        </draw:line>
        <draw:line draw:style-name="gr4" draw:text-style-name="P1" draw:layer="layout" svg:x1="1.973cm" svg:y1="6.745cm" svg:x2="11.052cm" svg:y2="6.745cm">
          <text:p/>
        </draw:line>
        <draw:line draw:style-name="gr4" draw:text-style-name="P1" draw:layer="layout" svg:x1="1.973cm" svg:y1="7.196cm" svg:x2="11.052cm" svg:y2="7.196cm">
          <text:p/>
        </draw:line>
        <draw:line draw:style-name="gr4" draw:text-style-name="P1" draw:layer="layout" svg:x1="1.973cm" svg:y1="7.648cm" svg:x2="11.052cm" svg:y2="7.648cm">
          <text:p/>
        </draw:line>
        <draw:line draw:style-name="gr4" draw:text-style-name="P1" draw:layer="layout" svg:x1="1.973cm" svg:y1="8.099cm" svg:x2="11.052cm" svg:y2="8.099cm">
          <text:p/>
        </draw:line>
        <draw:line draw:style-name="gr4" draw:text-style-name="P1" draw:layer="layout" svg:x1="1.973cm" svg:y1="8.549cm" svg:x2="11.052cm" svg:y2="8.549cm">
          <text:p/>
        </draw:line>
        <draw:line draw:style-name="gr4" draw:text-style-name="P1" draw:layer="layout" svg:x1="1.973cm" svg:y1="9cm" svg:x2="11.052cm" svg:y2="9cm">
          <text:p/>
        </draw:line>
        <draw:line draw:style-name="gr4" draw:text-style-name="P1" draw:layer="layout" svg:x1="1.973cm" svg:y1="9.452cm" svg:x2="11.052cm" svg:y2="9.452cm">
          <text:p/>
        </draw:line>
        <draw:line draw:style-name="gr3" draw:text-style-name="P1" draw:layer="layout" svg:x1="1.973cm" svg:y1="9.903cm" svg:x2="11.052cm" svg:y2="9.903cm">
          <text:p/>
        </draw:line>
        <draw:frame draw:style-name="gr2" draw:text-style-name="P3" draw:layer="layout" svg:width="1.111cm" svg:height="0.395cm" svg:x="10.236cm" svg:y="25.492cm">
          <draw:text-box>
            <text:p text:style-name="P2"><text:span text:style-name="T1">Page 1</text:span></text:p>
          </draw:text-box>
        </draw:frame>
        <draw:frame draw:style-name="gr5" draw:text-style-name="P3" draw:layer="layout" svg:width="1.386cm" svg:height="0.395cm" svg:x="2.035cm" svg:y="3.162cm">
          <draw:text-box>
            <text:p text:style-name="P2"><text:span text:style-name="T1">Load (lb)</text:span></text:p>
          </draw:text-box>
        </draw:frame>
        <draw:frame draw:style-name="gr6" draw:text-style-name="P3" draw:layer="layout" svg:width="4.041cm" svg:height="0.395cm" svg:x="4.292cm" svg:y="3.162cm">
          <draw:text-box>
            <text:p text:style-name="P2"><text:span text:style-name="T1">Elongation (in)Stress (psi)</text:span></text:p>
          </draw:text-box>
        </draw:frame>
        <draw:frame draw:style-name="gr7" draw:text-style-name="P3" draw:layer="layout" svg:width="0.916cm" svg:height="0.395cm" svg:x="8.806cm" svg:y="3.162cm">
          <draw:text-box>
            <text:p text:style-name="P2"><text:span text:style-name="T1">Strain</text:span></text:p>
          </draw:text-box>
        </draw:frame>
        <draw:frame draw:style-name="gr8" draw:text-style-name="P3" draw:layer="layout" svg:width="0.352cm" svg:height="0.395cm" svg:x="4.023cm" svg:y="3.613cm">
          <draw:text-box>
            <text:p text:style-name="P2"><text:span text:style-name="T1">0</text:span></text:p>
          </draw:text-box>
        </draw:frame>
        <draw:frame draw:style-name="gr8" draw:text-style-name="P3" draw:layer="layout" svg:width="0.352cm" svg:height="0.395cm" svg:x="6.28cm" svg:y="3.613cm">
          <draw:text-box>
            <text:p text:style-name="P2"><text:span text:style-name="T1">0</text:span></text:p>
          </draw:text-box>
        </draw:frame>
        <draw:frame draw:style-name="gr8" draw:text-style-name="P3" draw:layer="layout" svg:width="0.352cm" svg:height="0.395cm" svg:x="8.537cm" svg:y="3.613cm">
          <draw:text-box>
            <text:p text:style-name="P2"><text:span text:style-name="T1">0</text:span></text:p>
          </draw:text-box>
        </draw:frame>
        <draw:frame draw:style-name="gr8" draw:text-style-name="P3" draw:layer="layout" svg:width="0.352cm" svg:height="0.395cm" svg:x="10.794cm" svg:y="3.613cm">
          <draw:text-box>
            <text:p text:style-name="P2"><text:span text:style-name="T1">0</text:span></text:p>
          </draw:text-box>
        </draw:frame>
        <draw:frame draw:style-name="gr9" draw:text-style-name="P3" draw:layer="layout" svg:width="0.391cm" svg:height="0.395cm" svg:x="3.826cm" svg:y="4.064cm">
          <draw:text-box>
            <text:p text:style-name="P2"><text:span text:style-name="T1">40</text:span></text:p>
          </draw:text-box>
        </draw:frame>
        <draw:frame draw:style-name="gr10" draw:text-style-name="P3" draw:layer="layout" svg:width="5.162cm" svg:height="0.395cm" svg:x="5.589cm" svg:y="4.064cm">
          <draw:text-box>
            <text:p text:style-name="P2"><text:span text:style-name="T1">0.001 1273.239545 0.000333333</text:span></text:p>
          </draw:text-box>
        </draw:frame>
        <draw:frame draw:style-name="gr9" draw:text-style-name="P3" draw:layer="layout" svg:width="0.391cm" svg:height="0.395cm" svg:x="3.826cm" svg:y="4.515cm">
          <draw:text-box>
            <text:p text:style-name="P2"><text:span text:style-name="T1">84</text:span></text:p>
          </draw:text-box>
        </draw:frame>
        <draw:frame draw:style-name="gr10" draw:text-style-name="P3" draw:layer="layout" svg:width="5.162cm" svg:height="0.395cm" svg:x="5.589cm" svg:y="4.515cm">
          <draw:text-box>
            <text:p text:style-name="P2"><text:span text:style-name="T1">0.002 2673.803044 0.000666667</text:span></text:p>
          </draw:text-box>
        </draw:frame>
        <draw:frame draw:style-name="gr11" draw:text-style-name="P3" draw:layer="layout" svg:width="0.586cm" svg:height="0.395cm" svg:x="3.628cm" svg:y="4.966cm">
          <draw:text-box>
            <text:p text:style-name="P2"><text:span text:style-name="T1">128</text:span></text:p>
          </draw:text-box>
        </draw:frame>
        <draw:frame draw:style-name="gr12" draw:text-style-name="P3" draw:layer="layout" svg:width="3.02cm" svg:height="0.395cm" svg:x="5.589cm" svg:y="4.966cm">
          <draw:text-box>
            <text:p text:style-name="P2"><text:span text:style-name="T1">0.003 4074.366543</text:span></text:p>
          </draw:text-box>
        </draw:frame>
        <draw:frame draw:style-name="gr13" draw:text-style-name="P3" draw:layer="layout" svg:width="0.878cm" svg:height="0.395cm" svg:x="10.103cm" svg:y="4.966cm">
          <draw:text-box>
            <text:p text:style-name="P2"><text:span text:style-name="T1">0.001</text:span></text:p>
          </draw:text-box>
        </draw:frame>
        <draw:frame draw:style-name="gr11" draw:text-style-name="P3" draw:layer="layout" svg:width="0.586cm" svg:height="0.395cm" svg:x="3.628cm" svg:y="5.417cm">
          <draw:text-box>
            <text:p text:style-name="P2"><text:span text:style-name="T1">168</text:span></text:p>
          </draw:text-box>
        </draw:frame>
        <draw:frame draw:style-name="gr10" draw:text-style-name="P3" draw:layer="layout" svg:width="5.162cm" svg:height="0.395cm" svg:x="5.589cm" svg:y="5.417cm">
          <draw:text-box>
            <text:p text:style-name="P2"><text:span text:style-name="T1">0.004 5347.606088 0.001333333</text:span></text:p>
          </draw:text-box>
        </draw:frame>
        <draw:frame draw:style-name="gr11" draw:text-style-name="P3" draw:layer="layout" svg:width="0.586cm" svg:height="0.395cm" svg:x="3.628cm" svg:y="5.868cm">
          <draw:text-box>
            <text:p text:style-name="P2"><text:span text:style-name="T1">208</text:span></text:p>
          </draw:text-box>
        </draw:frame>
        <draw:frame draw:style-name="gr10" draw:text-style-name="P3" draw:layer="layout" svg:width="5.162cm" svg:height="0.395cm" svg:x="5.589cm" svg:y="5.868cm">
          <draw:text-box>
            <text:p text:style-name="P2"><text:span text:style-name="T1">0.005 6620.845633 0.001666667</text:span></text:p>
          </draw:text-box>
        </draw:frame>
        <draw:frame draw:style-name="gr11" draw:text-style-name="P3" draw:layer="layout" svg:width="0.586cm" svg:height="0.395cm" svg:x="3.628cm" svg:y="6.319cm">
          <draw:text-box>
            <text:p text:style-name="P2"><text:span text:style-name="T1">248</text:span></text:p>
          </draw:text-box>
        </draw:frame>
        <draw:frame draw:style-name="gr12" draw:text-style-name="P3" draw:layer="layout" svg:width="3.02cm" svg:height="0.395cm" svg:x="5.589cm" svg:y="6.319cm">
          <draw:text-box>
            <text:p text:style-name="P2"><text:span text:style-name="T1">0.006 7894.085177</text:span></text:p>
          </draw:text-box>
        </draw:frame>
        <draw:frame draw:style-name="gr13" draw:text-style-name="P3" draw:layer="layout" svg:width="0.878cm" svg:height="0.395cm" svg:x="10.103cm" svg:y="6.319cm">
          <draw:text-box>
            <text:p text:style-name="P2"><text:span text:style-name="T1">0.002</text:span></text:p>
          </draw:text-box>
        </draw:frame>
        <draw:frame draw:style-name="gr11" draw:text-style-name="P3" draw:layer="layout" svg:width="0.586cm" svg:height="0.395cm" svg:x="3.628cm" svg:y="6.77cm">
          <draw:text-box>
            <text:p text:style-name="P2"><text:span text:style-name="T1">288</text:span></text:p>
          </draw:text-box>
        </draw:frame>
        <draw:frame draw:style-name="gr10" draw:text-style-name="P3" draw:layer="layout" svg:width="5.162cm" svg:height="0.395cm" svg:x="5.589cm" svg:y="6.77cm">
          <draw:text-box>
            <text:p text:style-name="P2"><text:span text:style-name="T1">0.007 9167.324722 0.002333333</text:span></text:p>
          </draw:text-box>
        </draw:frame>
        <draw:frame draw:style-name="gr11" draw:text-style-name="P3" draw:layer="layout" svg:width="0.586cm" svg:height="0.395cm" svg:x="3.628cm" svg:y="7.221cm">
          <draw:text-box>
            <text:p text:style-name="P2"><text:span text:style-name="T1">320</text:span></text:p>
          </draw:text-box>
        </draw:frame>
        <draw:frame draw:style-name="gr10" draw:text-style-name="P3" draw:layer="layout" svg:width="5.162cm" svg:height="0.395cm" svg:x="5.589cm" svg:y="7.221cm">
          <draw:text-box>
            <text:p text:style-name="P2"><text:span text:style-name="T1">0.008 10185.91636 0.002666667</text:span></text:p>
          </draw:text-box>
        </draw:frame>
        <draw:frame draw:style-name="gr11" draw:text-style-name="P3" draw:layer="layout" svg:width="0.586cm" svg:height="0.395cm" svg:x="3.628cm" svg:y="7.672cm">
          <draw:text-box>
            <text:p text:style-name="P2"><text:span text:style-name="T1">332</text:span></text:p>
          </draw:text-box>
        </draw:frame>
        <draw:frame draw:style-name="gr12" draw:text-style-name="P3" draw:layer="layout" svg:width="3.02cm" svg:height="0.395cm" svg:x="5.589cm" svg:y="7.672cm">
          <draw:text-box>
            <text:p text:style-name="P2"><text:span text:style-name="T1">0.009 10567.88822</text:span></text:p>
          </draw:text-box>
        </draw:frame>
        <draw:frame draw:style-name="gr13" draw:text-style-name="P3" draw:layer="layout" svg:width="0.878cm" svg:height="0.395cm" svg:x="10.103cm" svg:y="7.672cm">
          <draw:text-box>
            <text:p text:style-name="P2"><text:span text:style-name="T1">0.003</text:span></text:p>
          </draw:text-box>
        </draw:frame>
        <draw:frame draw:style-name="gr11" draw:text-style-name="P3" draw:layer="layout" svg:width="0.586cm" svg:height="0.395cm" svg:x="3.628cm" svg:y="8.123cm">
          <draw:text-box>
            <text:p text:style-name="P2"><text:span text:style-name="T1">344</text:span></text:p>
          </draw:text-box>
        </draw:frame>
        <draw:frame draw:style-name="gr14" draw:text-style-name="P3" draw:layer="layout" svg:width="4.968cm" svg:height="0.395cm" svg:x="5.787cm" svg:y="8.123cm">
          <draw:text-box>
            <text:p text:style-name="P2"><text:span text:style-name="T1">0.01 10949.86008 0.003333333</text:span></text:p>
          </draw:text-box>
        </draw:frame>
        <draw:frame draw:style-name="gr11" draw:text-style-name="P3" draw:layer="layout" svg:width="0.586cm" svg:height="0.395cm" svg:x="3.628cm" svg:y="8.574cm">
          <draw:text-box>
            <text:p text:style-name="P2"><text:span text:style-name="T1">348</text:span></text:p>
          </draw:text-box>
        </draw:frame>
        <draw:frame draw:style-name="gr12" draw:text-style-name="P3" draw:layer="layout" svg:width="3.02cm" svg:height="0.395cm" svg:x="5.589cm" svg:y="8.574cm">
          <draw:text-box>
            <text:p text:style-name="P2"><text:span text:style-name="T1">0.012 11077.18404</text:span></text:p>
          </draw:text-box>
        </draw:frame>
        <draw:frame draw:style-name="gr13" draw:text-style-name="P3" draw:layer="layout" svg:width="0.878cm" svg:height="0.395cm" svg:x="10.103cm" svg:y="8.574cm">
          <draw:text-box>
            <text:p text:style-name="P2"><text:span text:style-name="T1">0.004</text:span></text:p>
          </draw:text-box>
        </draw:frame>
        <draw:frame draw:style-name="gr11" draw:text-style-name="P3" draw:layer="layout" svg:width="0.586cm" svg:height="0.395cm" svg:x="3.628cm" svg:y="9.025cm">
          <draw:text-box>
            <text:p text:style-name="P2"><text:span text:style-name="T1">350</text:span></text:p>
          </draw:text-box>
        </draw:frame>
        <draw:frame draw:style-name="gr10" draw:text-style-name="P3" draw:layer="layout" svg:width="5.162cm" svg:height="0.395cm" svg:x="5.589cm" svg:y="9.025cm">
          <draw:text-box>
            <text:p text:style-name="P2"><text:span text:style-name="T1">0.014 11140.84602 0.004666667</text:span></text:p>
          </draw:text-box>
        </draw:frame>
        <draw:frame draw:style-name="gr11" draw:text-style-name="P3" draw:layer="layout" svg:width="0.586cm" svg:height="0.395cm" svg:x="3.628cm" svg:y="9.476cm">
          <draw:text-box>
            <text:p text:style-name="P2"><text:span text:style-name="T1">352</text:span></text:p>
          </draw:text-box>
        </draw:frame>
        <draw:frame draw:style-name="gr12" draw:text-style-name="P3" draw:layer="layout" svg:width="3.02cm" svg:height="0.395cm" svg:x="5.589cm" svg:y="9.476cm">
          <draw:text-box>
            <text:p text:style-name="P2"><text:span text:style-name="T1">0.018 11204.50799</text:span></text:p>
          </draw:text-box>
        </draw:frame>
        <draw:polygon draw:style-name="gr15" draw:text-style-name="P4" draw:layer="layout" svg:width="11.73cm" svg:height="7.464cm" svg:x="2.026cm" svg:y="10.027cm" svg:viewBox="0 0 11731 7465" draw:points="5866,7465 0,7465 0,0 11731,0 11731,7465">
          <text:p/>
        </draw:polygon>
        <draw:polygon draw:style-name="gr16" draw:text-style-name="P1" draw:layer="layout" svg:width="8.649cm" svg:height="4.275cm" svg:x="4.448cm" svg:y="11.438cm" svg:viewBox="0 0 8650 4276" draw:points="4324,4276 0,4276 0,0 8650,0 8650,4276">
          <text:p/>
        </draw:polygon>
        <draw:line draw:style-name="gr16" draw:text-style-name="P1" draw:layer="layout" svg:x1="13.097cm" svg:y1="15.713cm" svg:x2="4.448cm" svg:y2="15.713cm">
          <text:p/>
        </draw:line>
        <draw:line draw:style-name="gr16" draw:text-style-name="P1" draw:layer="layout" svg:x1="13.097cm" svg:y1="15cm" svg:x2="4.448cm" svg:y2="15cm">
          <text:p/>
        </draw:line>
        <draw:line draw:style-name="gr16" draw:text-style-name="P1" draw:layer="layout" svg:x1="13.097cm" svg:y1="14.287cm" svg:x2="4.448cm" svg:y2="14.287cm">
          <text:p/>
        </draw:line>
        <draw:line draw:style-name="gr16" draw:text-style-name="P1" draw:layer="layout" svg:x1="13.097cm" svg:y1="13.575cm" svg:x2="4.448cm" svg:y2="13.575cm">
          <text:p/>
        </draw:line>
        <draw:line draw:style-name="gr16" draw:text-style-name="P1" draw:layer="layout" svg:x1="13.097cm" svg:y1="12.862cm" svg:x2="4.448cm" svg:y2="12.862cm">
          <text:p/>
        </draw:line>
        <draw:line draw:style-name="gr16" draw:text-style-name="P1" draw:layer="layout" svg:x1="13.097cm" svg:y1="12.149cm" svg:x2="4.448cm" svg:y2="12.149cm">
          <text:p/>
        </draw:line>
        <draw:line draw:style-name="gr16" draw:text-style-name="P1" draw:layer="layout" svg:x1="13.097cm" svg:y1="11.438cm" svg:x2="4.448cm" svg:y2="11.438cm">
          <text:p/>
        </draw:line>
        <draw:line draw:style-name="gr16" draw:text-style-name="P1" draw:layer="layout" svg:x1="4.448cm" svg:y1="15.863cm" svg:x2="4.448cm" svg:y2="15.713cm">
          <text:p/>
        </draw:line>
        <draw:line draw:style-name="gr16" draw:text-style-name="P1" draw:layer="layout" svg:x1="4.448cm" svg:y1="15.863cm" svg:x2="4.448cm" svg:y2="15.713cm">
          <text:p/>
        </draw:line>
        <draw:line draw:style-name="gr16" draw:text-style-name="P1" draw:layer="layout" svg:x1="5.683cm" svg:y1="15.863cm" svg:x2="5.683cm" svg:y2="15.713cm">
          <text:p/>
        </draw:line>
        <draw:line draw:style-name="gr16" draw:text-style-name="P1" draw:layer="layout" svg:x1="5.683cm" svg:y1="15.863cm" svg:x2="5.683cm" svg:y2="15.713cm">
          <text:p/>
        </draw:line>
        <draw:line draw:style-name="gr16" draw:text-style-name="P1" draw:layer="layout" svg:x1="6.919cm" svg:y1="15.863cm" svg:x2="6.919cm" svg:y2="15.713cm">
          <text:p/>
        </draw:line>
        <draw:line draw:style-name="gr16" draw:text-style-name="P1" draw:layer="layout" svg:x1="6.919cm" svg:y1="15.863cm" svg:x2="6.919cm" svg:y2="15.713cm">
          <text:p/>
        </draw:line>
        <draw:line draw:style-name="gr16" draw:text-style-name="P1" draw:layer="layout" svg:x1="8.153cm" svg:y1="15.863cm" svg:x2="8.153cm" svg:y2="15.713cm">
          <text:p/>
        </draw:line>
        <draw:line draw:style-name="gr16" draw:text-style-name="P1" draw:layer="layout" svg:x1="8.153cm" svg:y1="15.863cm" svg:x2="8.153cm" svg:y2="15.713cm">
          <text:p/>
        </draw:line>
        <draw:line draw:style-name="gr16" draw:text-style-name="P1" draw:layer="layout" svg:x1="9.389cm" svg:y1="15.863cm" svg:x2="9.389cm" svg:y2="15.713cm">
          <text:p/>
        </draw:line>
        <draw:line draw:style-name="gr16" draw:text-style-name="P1" draw:layer="layout" svg:x1="9.389cm" svg:y1="15.863cm" svg:x2="9.389cm" svg:y2="15.713cm">
          <text:p/>
        </draw:line>
        <draw:line draw:style-name="gr16" draw:text-style-name="P1" draw:layer="layout" svg:x1="10.624cm" svg:y1="15.863cm" svg:x2="10.624cm" svg:y2="15.713cm">
          <text:p/>
        </draw:line>
        <draw:line draw:style-name="gr16" draw:text-style-name="P1" draw:layer="layout" svg:x1="10.624cm" svg:y1="15.863cm" svg:x2="10.624cm" svg:y2="15.713cm">
          <text:p/>
        </draw:line>
        <draw:line draw:style-name="gr16" draw:text-style-name="P1" draw:layer="layout" svg:x1="11.86cm" svg:y1="15.863cm" svg:x2="11.86cm" svg:y2="15.713cm">
          <text:p/>
        </draw:line>
        <draw:line draw:style-name="gr16" draw:text-style-name="P1" draw:layer="layout" svg:x1="11.86cm" svg:y1="15.863cm" svg:x2="11.86cm" svg:y2="15.713cm">
          <text:p/>
        </draw:line>
        <draw:line draw:style-name="gr16" draw:text-style-name="P1" draw:layer="layout" svg:x1="13.097cm" svg:y1="15.863cm" svg:x2="13.097cm" svg:y2="15.713cm">
          <text:p/>
        </draw:line>
        <draw:line draw:style-name="gr16" draw:text-style-name="P1" draw:layer="layout" svg:x1="13.097cm" svg:y1="15.863cm" svg:x2="13.097cm" svg:y2="15.713cm">
          <text:p/>
        </draw:line>
        <draw:line draw:style-name="gr16" draw:text-style-name="P1" draw:layer="layout" svg:x1="4.448cm" svg:y1="15.713cm" svg:x2="13.097cm" svg:y2="15.713cm">
          <text:p/>
        </draw:line>
        <draw:line draw:style-name="gr16" draw:text-style-name="P1" draw:layer="layout" svg:x1="4.298cm" svg:y1="15.713cm" svg:x2="4.448cm" svg:y2="15.713cm">
          <text:p/>
        </draw:line>
        <draw:line draw:style-name="gr16" draw:text-style-name="P1" draw:layer="layout" svg:x1="4.298cm" svg:y1="15.713cm" svg:x2="4.448cm" svg:y2="15.713cm">
          <text:p/>
        </draw:line>
        <draw:line draw:style-name="gr16" draw:text-style-name="P1" draw:layer="layout" svg:x1="4.298cm" svg:y1="15cm" svg:x2="4.448cm" svg:y2="15cm">
          <text:p/>
        </draw:line>
        <draw:line draw:style-name="gr16" draw:text-style-name="P1" draw:layer="layout" svg:x1="4.298cm" svg:y1="15cm" svg:x2="4.448cm" svg:y2="15cm">
          <text:p/>
        </draw:line>
        <draw:line draw:style-name="gr16" draw:text-style-name="P1" draw:layer="layout" svg:x1="4.298cm" svg:y1="14.287cm" svg:x2="4.448cm" svg:y2="14.287cm">
          <text:p/>
        </draw:line>
        <draw:line draw:style-name="gr16" draw:text-style-name="P1" draw:layer="layout" svg:x1="4.298cm" svg:y1="14.287cm" svg:x2="4.448cm" svg:y2="14.287cm">
          <text:p/>
        </draw:line>
        <draw:line draw:style-name="gr16" draw:text-style-name="P1" draw:layer="layout" svg:x1="4.298cm" svg:y1="13.575cm" svg:x2="4.448cm" svg:y2="13.575cm">
          <text:p/>
        </draw:line>
        <draw:line draw:style-name="gr16" draw:text-style-name="P1" draw:layer="layout" svg:x1="4.298cm" svg:y1="13.575cm" svg:x2="4.448cm" svg:y2="13.575cm">
          <text:p/>
        </draw:line>
        <draw:line draw:style-name="gr16" draw:text-style-name="P1" draw:layer="layout" svg:x1="4.298cm" svg:y1="12.862cm" svg:x2="4.448cm" svg:y2="12.862cm">
          <text:p/>
        </draw:line>
        <draw:line draw:style-name="gr16" draw:text-style-name="P1" draw:layer="layout" svg:x1="4.298cm" svg:y1="12.862cm" svg:x2="4.448cm" svg:y2="12.862cm">
          <text:p/>
        </draw:line>
        <draw:line draw:style-name="gr16" draw:text-style-name="P1" draw:layer="layout" svg:x1="4.298cm" svg:y1="12.149cm" svg:x2="4.448cm" svg:y2="12.149cm">
          <text:p/>
        </draw:line>
        <draw:line draw:style-name="gr16" draw:text-style-name="P1" draw:layer="layout" svg:x1="4.298cm" svg:y1="12.149cm" svg:x2="4.448cm" svg:y2="12.149cm">
          <text:p/>
        </draw:line>
        <draw:line draw:style-name="gr16" draw:text-style-name="P1" draw:layer="layout" svg:x1="4.298cm" svg:y1="11.438cm" svg:x2="4.448cm" svg:y2="11.438cm">
          <text:p/>
        </draw:line>
        <draw:line draw:style-name="gr16" draw:text-style-name="P1" draw:layer="layout" svg:x1="4.298cm" svg:y1="11.438cm" svg:x2="4.448cm" svg:y2="11.438cm">
          <text:p/>
        </draw:line>
        <draw:line draw:style-name="gr16" draw:text-style-name="P1" draw:layer="layout" svg:x1="4.448cm" svg:y1="15.713cm" svg:x2="4.448cm" svg:y2="11.438cm">
          <text:p/>
        </draw:line>
        <draw:polyline draw:style-name="gr17" draw:text-style-name="P1" draw:layer="layout" svg:width="7cm" svg:height="3.538cm" svg:x="4.86cm" svg:y="11.721cm" svg:viewBox="0 0 7001 3539" draw:points="0,3539 412,3040 823,2541 1235,2087 1648,1634 2059,1181 2471,726 2883,363 3293,226 3706,90 4529,44 5354,23 7001,0">
          <text:p/>
        </draw:polyline>
        <draw:polygon draw:style-name="gr18" draw:text-style-name="P5" draw:layer="layout" svg:width="0.25cm" svg:height="0.251cm" svg:x="4.734cm" svg:y="15.133cm" svg:viewBox="0 0 251 252" draw:points="0,0 0,252 251,252 251,0">
          <text:p/>
        </draw:polygon>
        <draw:polygon draw:style-name="gr18" draw:text-style-name="P5" draw:layer="layout" svg:width="0.251cm" svg:height="0.25cm" svg:x="5.146cm" svg:y="14.634cm" svg:viewBox="0 0 252 251" draw:points="0,0 0,251 252,251 252,0">
          <text:p/>
        </draw:polygon>
        <draw:polygon draw:style-name="gr18" draw:text-style-name="P5" draw:layer="layout" svg:width="0.25cm" svg:height="0.249cm" svg:x="5.559cm" svg:y="14.136cm" svg:viewBox="0 0 251 250" draw:points="0,0 0,250 251,250 251,0">
          <text:p/>
        </draw:polygon>
        <draw:polygon draw:style-name="gr18" draw:text-style-name="P5" draw:layer="layout" svg:width="0.249cm" svg:height="0.249cm" svg:x="5.971cm" svg:y="13.683cm" svg:viewBox="0 0 250 250" draw:points="0,0 0,250 250,250 250,0">
          <text:p/>
        </draw:polygon>
        <draw:polygon draw:style-name="gr18" draw:text-style-name="P5" draw:layer="layout" svg:width="0.25cm" svg:height="0.251cm" svg:x="6.382cm" svg:y="13.228cm" svg:viewBox="0 0 251 252" draw:points="0,0 0,252 251,252 251,0">
          <text:p/>
        </draw:polygon>
        <draw:polygon draw:style-name="gr18" draw:text-style-name="P5" draw:layer="layout" svg:width="0.251cm" svg:height="0.251cm" svg:x="6.794cm" svg:y="12.775cm" svg:viewBox="0 0 252 252" draw:points="0,0 0,252 252,252 252,0">
          <text:p/>
        </draw:polygon>
        <draw:polygon draw:style-name="gr18" draw:text-style-name="P5" draw:layer="layout" svg:width="0.25cm" svg:height="0.251cm" svg:x="7.207cm" svg:y="12.321cm" svg:viewBox="0 0 251 252" draw:points="0,0 0,252 251,252 251,0">
          <text:p/>
        </draw:polygon>
        <draw:polygon draw:style-name="gr18" draw:text-style-name="P5" draw:layer="layout" svg:width="0.251cm" svg:height="0.251cm" svg:x="7.617cm" svg:y="11.958cm" svg:viewBox="0 0 252 252" draw:points="0,0 0,252 252,252 252,0">
          <text:p/>
        </draw:polygon>
        <draw:polygon draw:style-name="gr18" draw:text-style-name="P5" draw:layer="layout" svg:width="0.249cm" svg:height="0.251cm" svg:x="8.029cm" svg:y="11.822cm" svg:viewBox="0 0 250 252" draw:points="0,0 0,252 250,252 250,0">
          <text:p/>
        </draw:polygon>
        <draw:polygon draw:style-name="gr18" draw:text-style-name="P5" draw:layer="layout" svg:width="0.25cm" svg:height="0.251cm" svg:x="8.44cm" svg:y="11.686cm" svg:viewBox="0 0 251 252" draw:points="0,0 0,252 251,252 251,0">
          <text:p/>
        </draw:polygon>
        <draw:polygon draw:style-name="gr18" draw:text-style-name="P5" draw:layer="layout" svg:width="0.25cm" svg:height="0.251cm" svg:x="9.265cm" svg:y="11.64cm" svg:viewBox="0 0 251 252" draw:points="0,0 0,252 251,252 251,0">
          <text:p/>
        </draw:polygon>
        <draw:polygon draw:style-name="gr18" draw:text-style-name="P5" draw:layer="layout" svg:width="0.25cm" svg:height="0.25cm" svg:x="10.088cm" svg:y="11.618cm" svg:viewBox="0 0 251 251" draw:points="0,0 0,251 251,251 251,0">
          <text:p/>
        </draw:polygon>
        <draw:polygon draw:style-name="gr18" draw:text-style-name="P5" draw:layer="layout" svg:width="0.251cm" svg:height="0.249cm" svg:x="11.735cm" svg:y="11.596cm" svg:viewBox="0 0 252 250" draw:points="0,0 0,250 252,250 252,0">
          <text:p/>
        </draw:polygon>
        <draw:frame draw:style-name="gr13" draw:text-style-name="P3" draw:layer="layout" svg:width="0.878cm" svg:height="0.395cm" svg:x="10.103cm" svg:y="9.476cm">
          <draw:text-box>
            <text:p text:style-name="P2"><text:span text:style-name="T1">0.006</text:span></text:p>
          </draw:text-box>
        </draw:frame>
        <draw:frame draw:style-name="gr8" draw:text-style-name="P3" draw:layer="layout" svg:width="0.352cm" svg:height="0.395cm" svg:x="4.356cm" svg:y="15.961cm">
          <draw:text-box>
            <text:p text:style-name="P2"><text:span text:style-name="T1">0</text:span></text:p>
          </draw:text-box>
        </draw:frame>
        <draw:frame draw:style-name="gr13" draw:text-style-name="P3" draw:layer="layout" svg:width="0.878cm" svg:height="0.395cm" svg:x="5.26cm" svg:y="15.961cm">
          <draw:text-box>
            <text:p text:style-name="P2"><text:span text:style-name="T1">0.001</text:span></text:p>
          </draw:text-box>
        </draw:frame>
        <draw:frame draw:style-name="gr13" draw:text-style-name="P3" draw:layer="layout" svg:width="0.878cm" svg:height="0.395cm" svg:x="6.495cm" svg:y="15.961cm">
          <draw:text-box>
            <text:p text:style-name="P2"><text:span text:style-name="T1">0.002</text:span></text:p>
          </draw:text-box>
        </draw:frame>
        <draw:frame draw:style-name="gr13" draw:text-style-name="P3" draw:layer="layout" svg:width="0.878cm" svg:height="0.395cm" svg:x="7.73cm" svg:y="15.961cm">
          <draw:text-box>
            <text:p text:style-name="P2"><text:span text:style-name="T1">0.003</text:span></text:p>
          </draw:text-box>
        </draw:frame>
        <draw:frame draw:style-name="gr13" draw:text-style-name="P3" draw:layer="layout" svg:width="0.878cm" svg:height="0.395cm" svg:x="8.966cm" svg:y="15.961cm">
          <draw:text-box>
            <text:p text:style-name="P2"><text:span text:style-name="T1">0.004</text:span></text:p>
          </draw:text-box>
        </draw:frame>
        <draw:frame draw:style-name="gr13" draw:text-style-name="P3" draw:layer="layout" svg:width="0.878cm" svg:height="0.395cm" svg:x="10.201cm" svg:y="15.961cm">
          <draw:text-box>
            <text:p text:style-name="P2"><text:span text:style-name="T1">0.005</text:span></text:p>
          </draw:text-box>
        </draw:frame>
        <draw:frame draw:style-name="gr13" draw:text-style-name="P3" draw:layer="layout" svg:width="0.878cm" svg:height="0.395cm" svg:x="11.437cm" svg:y="15.961cm">
          <draw:text-box>
            <text:p text:style-name="P2"><text:span text:style-name="T1">0.006</text:span></text:p>
          </draw:text-box>
        </draw:frame>
        <draw:frame draw:style-name="gr13" draw:text-style-name="P3" draw:layer="layout" svg:width="0.878cm" svg:height="0.395cm" svg:x="12.673cm" svg:y="15.961cm">
          <draw:text-box>
            <text:p text:style-name="P2"><text:span text:style-name="T1">0.007</text:span></text:p>
          </draw:text-box>
        </draw:frame>
        <draw:frame draw:style-name="gr8" draw:text-style-name="P3" draw:layer="layout" svg:width="0.352cm" svg:height="0.395cm" svg:x="4.014cm" svg:y="15.513cm">
          <draw:text-box>
            <text:p text:style-name="P2"><text:span text:style-name="T1">0</text:span></text:p>
          </draw:text-box>
        </draw:frame>
        <draw:frame draw:style-name="gr19" draw:text-style-name="P3" draw:layer="layout" svg:width="0.781cm" svg:height="0.395cm" svg:x="3.458cm" svg:y="14.801cm">
          <draw:text-box>
            <text:p text:style-name="P2"><text:span text:style-name="T1">2000</text:span></text:p>
          </draw:text-box>
        </draw:frame>
        <draw:frame draw:style-name="gr19" draw:text-style-name="P3" draw:layer="layout" svg:width="0.781cm" svg:height="0.395cm" svg:x="3.458cm" svg:y="14.088cm">
          <draw:text-box>
            <text:p text:style-name="P2"><text:span text:style-name="T1">4000</text:span></text:p>
          </draw:text-box>
        </draw:frame>
        <draw:frame draw:style-name="gr19" draw:text-style-name="P3" draw:layer="layout" svg:width="0.781cm" svg:height="0.395cm" svg:x="3.458cm" svg:y="13.376cm">
          <draw:text-box>
            <text:p text:style-name="P2"><text:span text:style-name="T1">6000</text:span></text:p>
          </draw:text-box>
        </draw:frame>
        <draw:frame draw:style-name="gr19" draw:text-style-name="P3" draw:layer="layout" svg:width="0.781cm" svg:height="0.395cm" svg:x="3.458cm" svg:y="12.663cm">
          <draw:text-box>
            <text:p text:style-name="P2"><text:span text:style-name="T1">8000</text:span></text:p>
          </draw:text-box>
        </draw:frame>
        <draw:frame draw:style-name="gr20" draw:text-style-name="P3" draw:layer="layout" svg:width="0.976cm" svg:height="0.395cm" svg:x="3.273cm" svg:y="11.95cm">
          <draw:text-box>
            <text:p text:style-name="P2"><text:span text:style-name="T1">10000</text:span></text:p>
          </draw:text-box>
        </draw:frame>
        <draw:frame draw:style-name="gr20" draw:text-style-name="P3" draw:layer="layout" svg:width="0.976cm" svg:height="0.395cm" svg:x="3.273cm" svg:y="11.238cm">
          <draw:text-box>
            <text:p text:style-name="P2"><text:span text:style-name="T1">12000</text:span></text:p>
          </draw:text-box>
        </draw:frame>
        <draw:frame draw:style-name="gr21" draw:text-style-name="P6" draw:layer="layout" svg:width="4.701cm" svg:height="0.513cm" svg:x="5.563cm" svg:y="10.431cm">
          <draw:text-box>
            <text:p text:style-name="P2"><text:span text:style-name="T2">(c) Stress-Strain Graph</text:span></text:p>
          </draw:text-box>
        </draw:frame>
        <draw:frame draw:style-name="gr22" draw:text-style-name="P7" draw:layer="layout" svg:width="0.836cm" svg:height="0.357cm" svg:x="7.972cm" svg:y="16.608cm">
          <draw:text-box>
            <text:p text:style-name="P2"><text:span text:style-name="T3">Strain</text:span></text:p>
          </draw:text-box>
        </draw:frame>
        <draw:frame draw:style-name="gr23" draw:text-style-name="P7" draw:layer="layout" svg:width="1.619cm" svg:height="0.357cm" draw:transform="rotate (1.5707963267949) translate (2.576cm 14.606cm)">
          <draw:text-box>
            <text:p text:style-name="P2"><text:span text:style-name="T3">Stress (psi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0T16:16:17.882285177</dc:date>
    <meta:editing-duration>PT16M11S</meta:editing-duration>
    <meta:editing-cycles>2</meta:editing-cycles>
    <meta:generator>LibreOffice/7.6.7.2$Linux_X86_64 LibreOffice_project/60$Build-2</meta:generator>
    <meta:print-date>2024-09-10T16:00:39.214323051</meta:print-date>
    <meta:printed-by>PDF files</meta:printed-by>
    <meta:document-statistic meta:object-count="136"/>
  </office:meta>
</office:document-meta>
</file>